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Garamond" svg:font-family="Garamond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Default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0"/>
      <style:text-properties style:use-window-font-color="true" loext:opacity="0%" style:font-name="Times New Roman" fo:font-size="24pt" fo:font-weight="bold" officeooo:rsid="0017927a" officeooo:paragraph-rsid="000ac114" style:font-size-asian="24pt" style:font-weight-asian="bold" style:font-size-complex="16pt"/>
    </style:style>
    <style:style style:name="P2" style:family="paragraph" style:parent-style-name="Default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0"/>
    </style:style>
    <style:style style:name="P3" style:family="paragraph" style:parent-style-name="Default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0"/>
      <style:text-properties officeooo:paragraph-rsid="0017927a"/>
    </style:style>
    <style:style style:name="P4" style:family="paragraph" style:parent-style-name="Default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0"/>
      <style:text-properties style:font-name="Times New Roman" officeooo:rsid="0017927a" officeooo:paragraph-rsid="0017927a"/>
    </style:style>
    <style:style style:name="P5" style:family="paragraph" style:parent-style-name="Default">
      <style:paragraph-properties fo:line-height="105%" fo:padding-left="0in" fo:padding-right="0in" fo:padding-top="0in" fo:padding-bottom="0.0138in" fo:border-left="none" fo:border-right="none" fo:border-top="none" fo:border-bottom="0.74pt solid #000000"/>
      <style:text-properties officeooo:rsid="00288c70" officeooo:paragraph-rsid="00288c70"/>
    </style:style>
    <style:style style:name="P6" style:family="paragraph" style:parent-style-name="Default">
      <style:paragraph-properties fo:line-height="105%">
        <style:tab-stops>
          <style:tab-stop style:position="1.1528in"/>
        </style:tab-stops>
      </style:paragraph-properties>
      <style:text-properties officeooo:paragraph-rsid="00288c70"/>
    </style:style>
    <style:style style:name="P7" style:family="paragraph" style:parent-style-name="Default" style:list-style-name="WWNum7">
      <style:paragraph-properties fo:line-height="105%"/>
      <style:text-properties officeooo:rsid="00288c70" officeooo:paragraph-rsid="00288c70"/>
    </style:style>
    <style:style style:name="P8" style:family="paragraph" style:parent-style-name="Default" style:list-style-name="WWNum11">
      <style:paragraph-properties fo:line-height="105%"/>
      <style:text-properties officeooo:rsid="00288c70" officeooo:paragraph-rsid="00288c70"/>
    </style:style>
    <style:style style:name="P9" style:family="paragraph" style:parent-style-name="Default">
      <style:paragraph-properties fo:line-height="105%"/>
      <style:text-properties style:use-window-font-color="true" loext:opacity="0%" style:font-name="Garamond" officeooo:rsid="00288c70" officeooo:paragraph-rsid="00288c70"/>
    </style:style>
    <style:style style:name="P10" style:family="paragraph" style:parent-style-name="Default">
      <style:paragraph-properties fo:line-height="105%" fo:padding-left="0in" fo:padding-right="0in" fo:padding-top="0in" fo:padding-bottom="0.0138in" fo:border-left="none" fo:border-right="none" fo:border-top="none" fo:border-bottom="0.74pt solid #000000"/>
      <style:text-properties style:use-window-font-color="true" loext:opacity="0%" style:font-name="Garamond" fo:font-weight="bold" officeooo:paragraph-rsid="0017927a" style:font-weight-asian="bold" style:font-weight-complex="bold"/>
    </style:style>
    <style:style style:name="P11" style:family="paragraph" style:parent-style-name="Default">
      <style:paragraph-properties fo:line-height="105%">
        <style:tab-stops>
          <style:tab-stop style:position="1.1528in"/>
        </style:tab-stops>
      </style:paragraph-properties>
      <style:text-properties officeooo:paragraph-rsid="0017927a"/>
    </style:style>
    <style:style style:name="P12" style:family="paragraph" style:parent-style-name="Default">
      <style:paragraph-properties fo:line-height="105%"/>
      <style:text-properties officeooo:paragraph-rsid="0017927a"/>
    </style:style>
    <style:style style:name="P13" style:family="paragraph" style:parent-style-name="Default" style:list-style-name="WWNum7">
      <style:paragraph-properties fo:line-height="105%"/>
      <style:text-properties officeooo:paragraph-rsid="0017927a"/>
    </style:style>
    <style:style style:name="P14" style:family="paragraph" style:parent-style-name="Default" style:list-style-name="WWNum11">
      <style:paragraph-properties fo:line-height="105%"/>
      <style:text-properties officeooo:rsid="000d5e76" officeooo:paragraph-rsid="0017927a"/>
    </style:style>
    <style:style style:name="P15" style:family="paragraph" style:parent-style-name="Default" style:list-style-name="WWNum11">
      <style:paragraph-properties fo:line-height="105%"/>
      <style:text-properties officeooo:rsid="0015f18c" officeooo:paragraph-rsid="0017927a"/>
    </style:style>
    <style:style style:name="P16" style:family="paragraph" style:parent-style-name="Default">
      <style:paragraph-properties fo:line-height="105%"/>
      <style:text-properties officeooo:rsid="0015f18c" officeooo:paragraph-rsid="0017927a"/>
    </style:style>
    <style:style style:name="P17" style:family="paragraph" style:parent-style-name="Default">
      <style:paragraph-properties fo:line-height="105%" fo:padding-left="0in" fo:padding-right="0in" fo:padding-top="0in" fo:padding-bottom="0.0138in" fo:border-left="none" fo:border-right="none" fo:border-top="none" fo:border-bottom="0.74pt solid #000000"/>
      <style:text-properties style:use-window-font-color="true" loext:opacity="0%" style:font-name="Garamond" fo:font-weight="bold" officeooo:rsid="0017927a" officeooo:paragraph-rsid="0017927a" style:font-weight-asian="bold" style:font-weight-complex="bold"/>
    </style:style>
    <style:style style:name="P18" style:family="paragraph" style:parent-style-name="Default">
      <style:paragraph-properties fo:line-height="105%"/>
      <style:text-properties style:use-window-font-color="true" loext:opacity="0%" style:font-name="Garamond" fo:font-size="6pt" style:text-underline-style="solid" style:text-underline-width="auto" style:text-underline-color="font-color" fo:font-weight="bold" style:font-size-asian="6pt" style:font-weight-asian="bold" style:font-size-complex="6pt" style:font-weight-complex="bold"/>
    </style:style>
    <style:style style:name="P19" style:family="paragraph" style:parent-style-name="Default">
      <style:paragraph-properties fo:line-height="105%"/>
    </style:style>
    <style:style style:name="P20" style:family="paragraph" style:parent-style-name="Default" style:list-style-name="WWNum19">
      <style:paragraph-properties fo:line-height="105%"/>
      <style:text-properties officeooo:rsid="0015f18c" officeooo:paragraph-rsid="0015f18c"/>
    </style:style>
    <style:style style:name="P21" style:family="paragraph" style:parent-style-name="Default" style:list-style-name="WWNum19">
      <style:paragraph-properties fo:line-height="105%"/>
      <style:text-properties officeooo:paragraph-rsid="0015f18c"/>
    </style:style>
    <style:style style:name="P22" style:family="paragraph" style:parent-style-name="Default" style:list-style-name="WWNum19">
      <style:paragraph-properties fo:line-height="105%"/>
      <style:text-properties style:font-name="Garamond" officeooo:rsid="0015f18c" officeooo:paragraph-rsid="0015f18c" style:font-weight-complex="bold"/>
    </style:style>
    <style:style style:name="P23" style:family="paragraph" style:parent-style-name="Default" style:list-style-name="WWNum19">
      <style:paragraph-properties fo:line-height="105%"/>
      <style:text-properties style:font-name="Garamond" officeooo:rsid="001b6ebb" officeooo:paragraph-rsid="001b6ebb" style:font-weight-complex="bold"/>
    </style:style>
    <style:style style:name="P24" style:family="paragraph" style:parent-style-name="Default">
      <style:paragraph-properties fo:line-height="105%"/>
      <style:text-properties style:font-name="Garamond" officeooo:rsid="001b6ebb" officeooo:paragraph-rsid="001b6ebb" style:font-weight-complex="bold"/>
    </style:style>
    <style:style style:name="P25" style:family="paragraph" style:parent-style-name="Default">
      <style:paragraph-properties fo:line-height="105%"/>
      <style:text-properties officeooo:paragraph-rsid="0022765b"/>
    </style:style>
    <style:style style:name="P26" style:family="paragraph" style:parent-style-name="Default" style:list-style-name="WWNum13">
      <style:paragraph-properties fo:line-height="105%"/>
      <style:text-properties style:use-window-font-color="true" loext:opacity="0%" style:font-name="Garamond" officeooo:rsid="00230ce6" officeooo:paragraph-rsid="00230ce6" style:font-weight-complex="bold"/>
    </style:style>
    <style:style style:name="P27" style:family="paragraph" style:parent-style-name="Default" style:list-style-name="WWNum13">
      <style:paragraph-properties fo:line-height="105%"/>
      <style:text-properties officeooo:rsid="00230ce6" officeooo:paragraph-rsid="00230ce6"/>
    </style:style>
    <style:style style:name="P28" style:family="paragraph" style:parent-style-name="Default" style:list-style-name="WWNum13">
      <style:paragraph-properties fo:line-height="105%"/>
      <style:text-properties style:use-window-font-color="true" loext:opacity="0%" style:font-name="Garamond" officeooo:rsid="001baf83" officeooo:paragraph-rsid="001baf83" style:font-weight-complex="bold"/>
    </style:style>
    <style:style style:name="P29" style:family="paragraph" style:parent-style-name="Default" style:list-style-name="WWNum13">
      <style:paragraph-properties fo:line-height="105%"/>
      <style:text-properties officeooo:paragraph-rsid="0010062d"/>
    </style:style>
    <style:style style:name="P30" style:family="paragraph" style:parent-style-name="Default">
      <style:paragraph-properties fo:line-height="105%"/>
      <style:text-properties style:use-window-font-color="true" loext:opacity="0%" style:font-name="Garamond" fo:font-size="10pt" style:font-size-asian="10pt" style:font-weight-complex="bold"/>
    </style:style>
    <style:style style:name="P31" style:family="paragraph" style:parent-style-name="Default">
      <style:paragraph-properties fo:line-height="105%"/>
      <style:text-properties officeooo:paragraph-rsid="000ff316"/>
    </style:style>
    <style:style style:name="P32" style:family="paragraph" style:parent-style-name="Default" style:list-style-name="WWNum13">
      <style:paragraph-properties fo:line-height="105%"/>
      <style:text-properties officeooo:paragraph-rsid="000ff316"/>
    </style:style>
    <style:style style:name="P33" style:family="paragraph" style:parent-style-name="Default" style:list-style-name="WWNum3">
      <style:paragraph-properties fo:line-height="105%"/>
    </style:style>
    <style:style style:name="P34" style:family="paragraph" style:parent-style-name="Default">
      <style:paragraph-properties fo:line-height="105%" fo:padding-left="0in" fo:padding-right="0in" fo:padding-top="0in" fo:padding-bottom="0.0138in" fo:border-left="none" fo:border-right="none" fo:border-top="none" fo:border-bottom="0.74pt solid #000000"/>
      <style:text-properties style:use-window-font-color="true" loext:opacity="0%" style:font-name="Garamond" fo:font-size="10pt" style:font-size-asian="10pt"/>
    </style:style>
    <style:style style:name="P35" style:family="paragraph" style:parent-style-name="Default">
      <style:paragraph-properties fo:line-height="105%" fo:padding-left="0in" fo:padding-right="0in" fo:padding-top="0in" fo:padding-bottom="0.0138in" fo:border-left="none" fo:border-right="none" fo:border-top="none" fo:border-bottom="0.74pt solid #000000"/>
      <style:text-properties officeooo:rsid="001ea4eb" officeooo:paragraph-rsid="001ea4eb"/>
    </style:style>
    <style:style style:name="P36" style:family="paragraph" style:parent-style-name="Default">
      <style:paragraph-properties fo:line-height="105%"/>
      <style:text-properties fo:font-weight="bold" officeooo:rsid="001ea4eb" officeooo:paragraph-rsid="001ea4eb" style:font-weight-asian="bold" style:font-weight-complex="bold"/>
    </style:style>
    <style:style style:name="P37" style:family="paragraph" style:parent-style-name="Default" style:list-style-name="WWNum3">
      <style:paragraph-properties fo:line-height="105%"/>
      <style:text-properties officeooo:rsid="0022765b" officeooo:paragraph-rsid="0022765b"/>
    </style:style>
    <style:style style:name="P38" style:family="paragraph" style:parent-style-name="Default">
      <style:paragraph-properties fo:line-height="105%"/>
      <style:text-properties officeooo:paragraph-rsid="001d2686"/>
    </style:style>
    <style:style style:name="P39" style:family="paragraph" style:parent-style-name="Default">
      <style:paragraph-properties fo:line-height="105%" fo:padding-left="0in" fo:padding-right="0in" fo:padding-top="0in" fo:padding-bottom="0.0138in" fo:border-left="none" fo:border-right="none" fo:border-top="none" fo:border-bottom="0.74pt solid #000000"/>
      <style:text-properties style:use-window-font-color="true" loext:opacity="0%" style:font-name="Garamond" fo:font-weight="bold" style:font-weight-asian="bold" style:font-weight-complex="bold"/>
    </style:style>
    <style:style style:name="P40" style:family="paragraph" style:parent-style-name="Default" style:list-style-name="WWNum7">
      <style:paragraph-properties fo:margin-top="0in" fo:margin-bottom="0.002in" style:contextual-spacing="false" fo:line-height="105%"/>
      <style:text-properties officeooo:paragraph-rsid="0015f18c"/>
    </style:style>
    <style:style style:name="P41" style:family="paragraph" style:parent-style-name="Default" style:list-style-name="WWNum7">
      <style:paragraph-properties fo:margin-top="0in" fo:margin-bottom="0.002in" style:contextual-spacing="false" fo:line-height="105%"/>
      <style:text-properties style:use-window-font-color="true" loext:opacity="0%" style:font-name="Garamond" fo:font-size="12pt" fo:font-weight="bold" officeooo:rsid="001ea4eb" officeooo:paragraph-rsid="001ea4eb" style:font-size-asian="12pt" style:font-weight-asian="bold" style:font-size-complex="12pt" style:font-weight-complex="bold"/>
    </style:style>
    <style:style style:name="P42" style:family="paragraph" style:parent-style-name="Default" style:list-style-name="WWNum7">
      <style:paragraph-properties fo:margin-top="0in" fo:margin-bottom="0.002in" style:contextual-spacing="false" fo:line-height="105%"/>
      <style:text-properties officeooo:rsid="0015f18c" officeooo:paragraph-rsid="0015f18c"/>
    </style:style>
    <style:style style:name="P43" style:family="paragraph" style:parent-style-name="Default">
      <style:paragraph-properties fo:line-height="105%"/>
      <style:text-properties style:use-window-font-color="true" loext:opacity="0%" style:font-name="Garamond" officeooo:rsid="0015f18c" style:font-size-complex="10pt" style:font-weight-complex="bold"/>
    </style:style>
    <style:style style:name="P44" style:family="paragraph" style:parent-style-name="Default">
      <style:paragraph-properties fo:line-height="105%" fo:padding-left="0in" fo:padding-right="0in" fo:padding-top="0in" fo:padding-bottom="0.0138in" fo:border-left="none" fo:border-right="none" fo:border-top="none" fo:border-bottom="0.74pt solid #000000"/>
      <style:text-properties officeooo:rsid="0023cd8c" officeooo:paragraph-rsid="0023cd8c"/>
    </style:style>
    <style:style style:name="P45" style:family="paragraph" style:parent-style-name="Default">
      <style:paragraph-properties fo:line-height="105%"/>
      <style:text-properties fo:font-weight="normal" officeooo:rsid="0023cd8c" officeooo:paragraph-rsid="0023cd8c" style:font-weight-asian="normal" style:font-weight-complex="normal"/>
    </style:style>
    <style:style style:name="P46" style:family="paragraph" style:parent-style-name="Default" style:list-style-name="WWNum3">
      <style:paragraph-properties fo:line-height="105%"/>
      <style:text-properties officeooo:rsid="0023cd8c" officeooo:paragraph-rsid="0023cd8c"/>
    </style:style>
    <style:style style:name="P47" style:family="paragraph" style:parent-style-name="Default" style:list-style-name="WWNum3">
      <style:paragraph-properties fo:line-height="105%"/>
      <style:text-properties officeooo:rsid="0022765b" officeooo:paragraph-rsid="0023cd8c"/>
    </style:style>
    <style:style style:name="T1" style:family="text">
      <style:text-properties style:use-window-font-color="true" loext:opacity="0%" style:font-name="Garamond" fo:font-size="16pt" style:font-size-asian="16pt"/>
    </style:style>
    <style:style style:name="T2" style:family="text">
      <style:text-properties style:use-window-font-color="true" loext:opacity="0%" style:font-name="Garamond" fo:font-size="16pt" officeooo:rsid="000ac114" style:font-size-asian="16pt"/>
    </style:style>
    <style:style style:name="T3" style:family="text">
      <style:text-properties style:use-window-font-color="true" loext:opacity="0%" fo:font-family="Wingdings" style:font-family-generic="roman" style:font-pitch="variable" fo:font-size="16pt" officeooo:rsid="0017927a" style:font-size-asian="16pt"/>
    </style:style>
    <style:style style:name="T4" style:family="text">
      <style:text-properties style:use-window-font-color="true" loext:opacity="0%" style:font-name="Times New Roman" fo:font-size="16pt" officeooo:rsid="00162ab9" style:font-size-asian="16pt"/>
    </style:style>
    <style:style style:name="T5" style:family="text">
      <style:text-properties style:use-window-font-color="true" loext:opacity="0%" style:font-name="Times New Roman" fo:font-size="16pt" officeooo:rsid="000ac114" style:font-size-asian="16pt"/>
    </style:style>
    <style:style style:name="T6" style:family="text">
      <style:text-properties fo:font-family="Wingdings" style:font-family-generic="roman" style:font-pitch="variable" officeooo:rsid="0017927a"/>
    </style:style>
    <style:style style:name="T7" style:family="text">
      <style:text-properties style:font-name="Times New Roman" officeooo:rsid="0017927a"/>
    </style:style>
    <style:style style:name="T8" style:family="text">
      <style:text-properties fo:color="#000000" loext:opacity="100%" style:font-name="Garamond" fo:font-weight="bold" style:font-weight-asian="bold" style:font-weight-complex="bold"/>
    </style:style>
    <style:style style:name="T9" style:family="text">
      <style:text-properties style:use-window-font-color="true" loext:opacity="0%" style:font-name="Garamond" fo:font-weight="bold" style:font-weight-asian="bold" style:font-weight-complex="bold"/>
    </style:style>
    <style:style style:name="T10" style:family="text">
      <style:text-properties style:use-window-font-color="true" loext:opacity="0%" style:font-name="Garamond" fo:font-size="6pt" fo:font-weight="bold" style:font-size-asian="6pt" style:font-weight-asian="bold" style:font-size-complex="6pt" style:font-weight-complex="bold"/>
    </style:style>
    <style:style style:name="T11" style:family="text">
      <style:text-properties style:use-window-font-color="true" loext:opacity="0%" style:font-name="Garamond"/>
    </style:style>
    <style:style style:name="T12" style:family="text">
      <style:text-properties style:use-window-font-color="true" loext:opacity="0%" style:font-name="Garamond" style:font-style-complex="italic"/>
    </style:style>
    <style:style style:name="T13" style:family="text">
      <style:text-properties style:use-window-font-color="true" loext:opacity="0%" style:font-name="Garamond" officeooo:rsid="000f61af"/>
    </style:style>
    <style:style style:name="T14" style:family="text">
      <style:text-properties style:use-window-font-color="true" loext:opacity="0%" style:font-name="Garamond" officeooo:rsid="002955b8"/>
    </style:style>
    <style:style style:name="T15" style:family="text">
      <style:text-properties style:use-window-font-color="true" loext:opacity="0%" style:font-name="Garamond" officeooo:rsid="002a6f58"/>
    </style:style>
    <style:style style:name="T16" style:family="text">
      <style:text-properties style:use-window-font-color="true" loext:opacity="0%" style:font-name="Garamond" fo:font-weight="bold" officeooo:rsid="000c360e" style:font-weight-asian="bold" style:font-weight-complex="bold"/>
    </style:style>
    <style:style style:name="T17" style:family="text">
      <style:text-properties style:use-window-font-color="true" loext:opacity="0%" style:font-name="Garamond" fo:font-style="italic" style:font-style-asian="italic" style:font-style-complex="italic"/>
    </style:style>
    <style:style style:name="T18" style:family="text">
      <style:text-properties style:use-window-font-color="true" loext:opacity="0%" style:font-name="Garamond" fo:font-style="italic" officeooo:rsid="000d5e76" style:font-style-asian="italic" style:font-style-complex="italic"/>
    </style:style>
    <style:style style:name="T19" style:family="text">
      <style:text-properties style:use-window-font-color="true" loext:opacity="0%" style:font-name="Garamond" fo:font-style="italic" officeooo:rsid="000c360e" style:font-style-asian="italic" style:font-style-complex="italic"/>
    </style:style>
    <style:style style:name="T20" style:family="text">
      <style:text-properties style:use-window-font-color="true" loext:opacity="0%" style:font-name="Garamond" officeooo:rsid="000f40b5" style:font-style-complex="italic"/>
    </style:style>
    <style:style style:name="T21" style:family="text">
      <style:text-properties style:use-window-font-color="true" loext:opacity="0%" style:font-name="Garamond" officeooo:rsid="000d5e76" style:font-style-complex="italic"/>
    </style:style>
    <style:style style:name="T22" style:family="text">
      <style:text-properties style:use-window-font-color="true" loext:opacity="0%" style:font-name="Garamond" officeooo:rsid="0024a5a9" style:font-style-complex="italic"/>
    </style:style>
    <style:style style:name="T23" style:family="text">
      <style:text-properties officeooo:rsid="000f61af"/>
    </style:style>
    <style:style style:name="T24" style:family="text">
      <style:text-properties style:use-window-font-color="true" loext:opacity="0%" style:font-name="Garamond" fo:font-size="6pt" style:text-underline-style="solid" style:text-underline-width="auto" style:text-underline-color="font-color" fo:font-weight="bold" style:font-size-asian="6pt" style:font-weight-asian="bold" style:font-size-complex="6pt" style:font-weight-complex="bold"/>
    </style:style>
    <style:style style:name="T25" style:family="text">
      <style:text-properties style:use-window-font-color="true" loext:opacity="0%" style:font-name="Garamond" fo:font-weight="bold" officeooo:rsid="000ff316" style:font-weight-asian="bold" style:font-weight-complex="bold"/>
    </style:style>
    <style:style style:name="T26" style:family="text">
      <style:text-properties style:use-window-font-color="true" loext:opacity="0%" style:font-name="Garamond" fo:font-weight="bold" officeooo:rsid="001abb20" style:font-weight-asian="bold" style:font-weight-complex="bold"/>
    </style:style>
    <style:style style:name="T27" style:family="text">
      <style:text-properties style:use-window-font-color="true" loext:opacity="0%" style:font-name="Garamond" fo:font-weight="bold" officeooo:rsid="001baf83" style:font-weight-asian="bold" style:font-weight-complex="bold"/>
    </style:style>
    <style:style style:name="T28" style:family="text">
      <style:text-properties style:font-name="Garamond" style:font-weight-complex="bold"/>
    </style:style>
    <style:style style:name="T29" style:family="text">
      <style:text-properties style:font-name="Garamond" officeooo:rsid="001abb20" style:font-weight-complex="bold"/>
    </style:style>
    <style:style style:name="T30" style:family="text">
      <style:text-properties style:font-name="Garamond" officeooo:rsid="002955b8" style:font-weight-complex="bold"/>
    </style:style>
    <style:style style:name="T31" style:family="text">
      <style:text-properties style:font-name="Garamond" officeooo:rsid="001b6ebb" style:font-weight-complex="bold"/>
    </style:style>
    <style:style style:name="T32" style:family="text">
      <style:text-properties style:font-name="Garamond" officeooo:rsid="0015f18c" style:font-weight-complex="bold"/>
    </style:style>
    <style:style style:name="T33" style:family="text">
      <style:text-properties officeooo:rsid="001baf83"/>
    </style:style>
    <style:style style:name="T34" style:family="text">
      <style:text-properties officeooo:rsid="00230ce6"/>
    </style:style>
    <style:style style:name="T35" style:family="text">
      <style:text-properties officeooo:rsid="001b6ebb"/>
    </style:style>
    <style:style style:name="T36" style:family="text">
      <style:text-properties style:use-window-font-color="true" loext:opacity="0%" style:font-name="Garamond" fo:font-weight="bold" officeooo:rsid="0022765b" style:font-weight-asian="bold" style:font-weight-complex="bold"/>
    </style:style>
    <style:style style:name="T37" style:family="text">
      <style:text-properties style:use-window-font-color="true" loext:opacity="0%" style:font-name="Garamond" fo:font-style="italic" style:font-style-asian="italic" style:font-weight-complex="bold"/>
    </style:style>
    <style:style style:name="T38" style:family="text">
      <style:text-properties style:use-window-font-color="true" loext:opacity="0%" style:font-name="Garamond" fo:font-style="italic" officeooo:rsid="00230ce6" style:font-style-asian="italic" style:font-weight-complex="bold"/>
    </style:style>
    <style:style style:name="T39" style:family="text">
      <style:text-properties style:use-window-font-color="true" loext:opacity="0%" style:font-name="Garamond" fo:font-style="italic" officeooo:rsid="0022765b" style:font-style-asian="italic" style:font-weight-complex="bold"/>
    </style:style>
    <style:style style:name="T40" style:family="text">
      <style:text-properties style:use-window-font-color="true" loext:opacity="0%" style:font-name="Garamond" style:font-weight-complex="bold"/>
    </style:style>
    <style:style style:name="T41" style:family="text">
      <style:text-properties officeooo:rsid="00270922"/>
    </style:style>
    <style:style style:name="T42" style:family="text">
      <style:text-properties style:use-window-font-color="true" loext:opacity="0%" officeooo:rsid="0010062d"/>
    </style:style>
    <style:style style:name="T43" style:family="text">
      <style:text-properties style:use-window-font-color="true" loext:opacity="0%"/>
    </style:style>
    <style:style style:name="T44" style:family="text">
      <style:text-properties style:use-window-font-color="true" loext:opacity="0%" style:font-name="Garamond" fo:font-size="10pt" fo:font-weight="bold" style:font-size-asian="10pt" style:font-weight-asian="bold" style:font-weight-complex="bold"/>
    </style:style>
    <style:style style:name="T45" style:family="text">
      <style:text-properties style:use-window-font-color="true" loext:opacity="0%" style:font-name="Garamond" fo:font-weight="bold" officeooo:rsid="0010062d" style:font-weight-asian="bold" style:font-weight-complex="bold"/>
    </style:style>
    <style:style style:name="T46" style:family="text">
      <style:text-properties style:use-window-font-color="true" loext:opacity="0%" style:font-name="Garamond" fo:font-style="italic" officeooo:rsid="001baf83" style:font-style-asian="italic" style:font-weight-complex="bold"/>
    </style:style>
    <style:style style:name="T47" style:family="text">
      <style:text-properties style:use-window-font-color="true" loext:opacity="0%" style:font-name="Garamond" fo:font-style="italic" officeooo:rsid="0010062d" style:font-style-asian="italic" style:font-weight-complex="bold"/>
    </style:style>
    <style:style style:name="T48" style:family="text">
      <style:text-properties officeooo:rsid="001ea4eb"/>
    </style:style>
    <style:style style:name="T49" style:family="text">
      <style:text-properties officeooo:rsid="0010062d"/>
    </style:style>
    <style:style style:name="T50" style:family="text">
      <style:text-properties style:use-window-font-color="true" loext:opacity="0%" style:font-name="Garamond" officeooo:rsid="0010062d" style:font-weight-complex="bold"/>
    </style:style>
    <style:style style:name="T51" style:family="text">
      <style:text-properties style:use-window-font-color="true" loext:opacity="0%" style:font-name="Garamond" officeooo:rsid="001baf83" style:font-weight-complex="bold"/>
    </style:style>
    <style:style style:name="T52" style:family="text">
      <style:text-properties style:use-window-font-color="true" loext:opacity="0%" style:font-name="Garamond" fo:font-size="10pt" style:font-size-asian="10pt" style:font-weight-complex="bold"/>
    </style:style>
    <style:style style:name="T53" style:family="text">
      <style:text-properties style:use-window-font-color="true" loext:opacity="0%" style:font-name="Garamond" fo:font-weight="bold" officeooo:rsid="001d2686" style:font-weight-asian="bold" style:font-weight-complex="bold"/>
    </style:style>
    <style:style style:name="T54" style:family="text">
      <style:text-properties style:use-window-font-color="true" loext:opacity="0%" style:font-name="Garamond" fo:font-weight="normal" style:font-weight-asian="normal" style:font-weight-complex="normal"/>
    </style:style>
    <style:style style:name="T55" style:family="text">
      <style:text-properties style:use-window-font-color="true" loext:opacity="0%" style:font-name="Garamond" fo:font-style="italic" officeooo:rsid="000ff316" style:font-style-asian="italic" style:font-weight-complex="bold"/>
    </style:style>
    <style:style style:name="T56" style:family="text">
      <style:text-properties style:use-window-font-color="true" loext:opacity="0%" style:font-name="Garamond" officeooo:rsid="000ff316" style:font-weight-complex="bold"/>
    </style:style>
    <style:style style:name="T57" style:family="text">
      <style:text-properties style:use-window-font-color="true" loext:opacity="0%" style:font-name="Garamond" fo:font-style="italic" officeooo:rsid="0010062d" style:font-style-asian="italic" style:font-style-complex="italic"/>
    </style:style>
    <style:style style:name="T58" style:family="text">
      <style:text-properties style:font-name="Garamond" officeooo:rsid="0010062d" fo:background-color="#ffffff" loext:char-shading-value="0" style:font-name-asian="Times New Roman1"/>
    </style:style>
    <style:style style:name="T59" style:family="text">
      <style:text-properties style:font-name="Garamond" officeooo:rsid="001ea4eb" fo:background-color="#ffffff" loext:char-shading-value="0" style:font-name-asian="Times New Roman1"/>
    </style:style>
    <style:style style:name="T60" style:family="text">
      <style:text-properties officeooo:rsid="0022765b"/>
    </style:style>
    <style:style style:name="T61" style:family="text">
      <style:text-properties style:font-name="Garamond" fo:background-color="#ffffff" loext:char-shading-value="0" style:font-name-asian="Times New Roman1"/>
    </style:style>
    <style:style style:name="T62" style:family="text">
      <style:text-properties style:use-window-font-color="true" loext:opacity="0%" style:font-name="Garamond" fo:font-size="6pt" style:text-underline-style="solid" style:text-underline-width="auto" style:text-underline-color="font-color" style:font-size-asian="6pt" style:font-size-complex="6pt"/>
    </style:style>
    <style:style style:name="T63" style:family="text">
      <style:text-properties style:use-window-font-color="true" loext:opacity="0%" style:font-name="Garamond" fo:font-size="12pt" fo:font-weight="normal" officeooo:rsid="0015f18c" style:font-size-asian="12pt" style:font-weight-asian="normal" style:font-size-complex="12pt" style:font-weight-complex="normal"/>
    </style:style>
    <style:style style:name="T64" style:family="text">
      <style:text-properties style:use-window-font-color="true" loext:opacity="0%" style:font-name="Garamond" fo:font-size="12pt" fo:font-weight="normal" officeooo:rsid="001d2686" style:font-size-asian="12pt" style:font-weight-asian="normal" style:font-size-complex="12pt" style:font-weight-complex="normal"/>
    </style:style>
    <style:style style:name="T65" style:family="text">
      <style:text-properties style:use-window-font-color="true" loext:opacity="0%" style:font-name="Garamond" fo:font-size="12pt" fo:font-weight="normal" officeooo:rsid="0020ee85" style:font-size-asian="12pt" style:font-weight-asian="normal" style:font-size-complex="12pt" style:font-weight-complex="normal"/>
    </style:style>
    <style:style style:name="T66" style:family="text">
      <style:text-properties officeooo:rsid="00220ebd"/>
    </style:style>
    <style:style style:name="T67" style:family="text">
      <style:text-properties fo:font-weight="normal" style:font-weight-asian="normal" style:font-weight-complex="normal"/>
    </style:style>
    <style:style style:name="T68" style:family="text">
      <style:text-properties fo:font-weight="normal" officeooo:rsid="0020ee85" style:font-weight-asian="normal" style:font-weight-complex="normal"/>
    </style:style>
    <style:style style:name="T69" style:family="text">
      <style:text-properties style:use-window-font-color="true" loext:opacity="0%" style:font-name="Garamond" fo:font-size="12pt" fo:font-weight="bold" officeooo:rsid="001ea4eb" style:font-size-asian="12pt" style:font-weight-asian="bold" style:font-size-complex="12pt" style:font-weight-complex="bold"/>
    </style:style>
    <style:style style:name="T70" style:family="text">
      <style:text-properties style:use-window-font-color="true" loext:opacity="0%" style:font-name="Garamond" fo:font-size="12pt" fo:font-weight="bold" style:font-size-asian="12pt" style:font-weight-asian="bold" style:font-size-complex="12pt" style:font-weight-complex="bold"/>
    </style:style>
    <style:style style:name="T71" style:family="text">
      <style:text-properties style:use-window-font-color="true" loext:opacity="0%" style:font-name="Garamond" fo:font-size="12pt" fo:font-weight="normal" style:font-size-asian="12pt" style:font-weight-asian="normal" style:font-size-complex="12pt" style:font-weight-complex="normal"/>
    </style:style>
    <style:style style:name="T72" style:family="text">
      <style:text-properties style:use-window-font-color="true" loext:opacity="0%" style:font-name="Garamond" fo:font-size="12pt" fo:font-weight="normal" officeooo:rsid="001ea4eb" style:font-size-asian="12pt" style:font-weight-asian="normal" style:font-size-complex="12pt" style:font-weight-complex="normal"/>
    </style:style>
    <style:style style:name="T73" style:family="text">
      <style:text-properties fo:background-color="#ffffff" loext:char-shading-value="0" style:font-name-asian="Times New Roman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ylor Eruysal</text:p>
      <text:p text:style-name="P2"><text:span text:style-name="T1">(5</text:span><text:span text:style-name="T2">18</text:span><text:span text:style-name="T1">) </text:span><text:span text:style-name="T2">331</text:span><text:span text:style-name="T1">-5</text:span><text:span text:style-name="T2">372</text:span><text:span text:style-name="T1"> </text:span><text:span text:style-name="T3">s</text:span><text:span text:style-name="T1"> </text:span><text:span text:style-name="T4">Cohoes</text:span><text:span text:style-name="T5">, NY</text:span></text:p>
      <text:p text:style-name="P3"><text:a xlink:type="simple" xlink:href="mailto:tayloreruysal@gmail.com" text:style-name="Internet_20_link" text:visited-style-name="Visited_20_Internet_20_Link">tayloreruysal@gmail.com</text:a> <text:span text:style-name="T6">s</text:span><text:span text:style-name="T7"> </text:span><text:a xlink:type="simple" xlink:href="http://www.tayloreruysal.com/" text:style-name="Internet_20_link" text:visited-style-name="Visited_20_Internet_20_Link"><text:span text:style-name="T7">www.tayloreruysal.com</text:span></text:a></text:p>
      <text:p text:style-name="P4"/>
      <text:p text:style-name="P5" loext:marker-style-name="T8"><text:span text:style-name="T9">SUMMARY</text:span></text:p>
      <text:p text:style-name="P6" loext:marker-style-name="T10"><text:span text:style-name="T10"><text:tab/></text:span></text:p>
      <text:list xml:id="list3376994480" text:style-name="WWNum7">
        <text:list-item>
          <text:p text:style-name="P7" loext:marker-style-name="T11"><text:span text:style-name="T12">Enthusiastic and well-rounded designer and developer with a focus on tackling dynamic challenges and applying creativity for impactful results.</text:span></text:p>
        </text:list-item>
      </text:list>
      <text:list xml:id="list3626776652" text:style-name="WWNum11">
        <text:list-item>
          <text:p text:style-name="P8" loext:marker-style-name="T11"><text:span text:style-name="T13">D</text:span><text:span text:style-name="T11">emonstrated proficiency in team collaboration, </text:span><text:span text:style-name="T14">learning new toolsets, and </text:span><text:span text:style-name="T15">open-ended</text:span><text:span text:style-name="T14"> problem-solving.</text:span></text:p>
        </text:list-item>
      </text:list>
      <text:p text:style-name="P9" loext:marker-style-name="T11"/>
      <text:p text:style-name="P10" loext:marker-style-name="T8">EDUCATION</text:p>
      <text:p text:style-name="P11" loext:marker-style-name="T10"><text:span text:style-name="T10"><text:tab/></text:span></text:p>
      <text:p text:style-name="P12" loext:marker-style-name="T9"><text:span text:style-name="T16">Rensselaer Polytechnic Institute<text:tab/></text:span><text:span text:style-name="T9"><text:tab/> <text:s text:c="20"/><text:tab/> <text:s text:c="7"/><text:tab/><text:tab/> <text:s text:c="5"/><text:tab/></text:span><text:span text:style-name="T16">September 2013 - May</text:span><text:span text:style-name="T9"> </text:span><text:span text:style-name="T16">2017</text:span><text:span text:style-name="T9"> </text:span></text:p>
      <text:p text:style-name="P12" loext:marker-style-name="T17"><text:span text:style-name="T18">BS:</text:span><text:span text:style-name="T17"> </text:span><text:span text:style-name="T19">Simulation Arts and Sciences (Concentration: Electronic Arts)</text:span><text:span text:style-name="T17"> <text:s text:c="7"/><text:tab/> <text:tab/> <text:tab/> <text:s text:c="20"/></text:span><text:span text:style-name="T19">Troy</text:span><text:span text:style-name="T17">, </text:span><text:span text:style-name="T19">NY</text:span></text:p>
      <text:list xml:id="list190727731155355" text:continue-list="list3376994480" text:style-name="WWNum7">
        <text:list-item>
          <text:p text:style-name="P13" loext:marker-style-name="T11"><text:span text:style-name="T12">3.</text:span><text:span text:style-name="T20">39</text:span><text:span text:style-name="T12">/4.0 GPA; </text:span><text:span text:style-name="T21">Dean’s List </text:span><text:span text:style-name="T22">(3x)</text:span><text:span text:style-name="T12">; </text:span></text:p>
        </text:list-item>
      </text:list>
      <text:list text:continue-list="list3626776652" text:style-name="WWNum11">
        <text:list-item>
          <text:p text:style-name="P14" loext:marker-style-name="T11"><text:span text:style-name="T11">2x Guest Lecturer for Game Development Club, RPI Gamesfest Showcase </text:span><text:span text:style-name="T13">Participant</text:span></text:p>
        </text:list-item>
        <text:list-item>
          <text:p text:style-name="P15" loext:marker-style-name="T11"><text:span text:style-name="T23">S</text:span>tudent Creative Director for a team in the 2015 Summer Undergraduate Research Program, including game testing at 1st Playable Studios.</text:p>
        </text:list-item>
      </text:list>
      <text:p text:style-name="P16" loext:marker-style-name="T11"/>
      <text:p text:style-name="P17" loext:marker-style-name="T9">EMPLOYMENT</text:p>
      <text:p text:style-name="P18" loext:marker-style-name="T24"/>
      <text:p text:style-name="P19" loext:marker-style-name="T9"><text:span text:style-name="T25">Independent </text:span><text:span text:style-name="T26">Game </text:span><text:span text:style-name="T25">De</text:span><text:span text:style-name="T27">veloper</text:span><text:span text:style-name="T25"><text:tab/><text:tab/><text:tab/><text:tab/><text:tab/><text:tab/><text:tab/><text:tab/> <text:s/></text:span><text:span text:style-name="T9">Oct. 2017 – Present</text:span></text:p>
      <text:list text:style-name="WWNum19">
        <text:list-item>
          <text:p text:style-name="P20" loext:marker-style-name="T28"><text:span text:style-name="T28">Designer</text:span><text:span text:style-name="T29">, programmer, a</text:span><text:span text:style-name="T30">rtist, and sound composer</text:span><text:span text:style-name="T29"> on </text:span><text:span text:style-name="T31">several in-progress games, both 2D and 3D.</text:span></text:p>
        </text:list-item>
        <text:list-item>
          <text:p text:style-name="P21" loext:marker-style-name="T28"><text:span text:style-name="T32">Currently working on founding a company and my upcoming first professional game release.</text:span></text:p>
        </text:list-item>
        <text:list-item>
          <text:p text:style-name="P22" loext:marker-style-name="T28"><text:span text:style-name="T33">Work f</text:span>eatured at/in the Boston Festival for Independent Games, Bandcamp, and the RPI Undergraduate Research Program. <text:span text:style-name="T34">Five</text:span><text:span text:style-name="T35">-time </text:span><text:span text:style-name="T34">Ludum Dare participant</text:span><text:span text:style-name="T35"> </text:span><text:span text:style-name="T33">(2020 – 202</text:span><text:span text:style-name="T34">5</text:span><text:span text:style-name="T33">).</text:span></text:p>
        </text:list-item>
        <text:list-item>
          <text:p text:style-name="P23" loext:marker-style-name="T28"><text:span text:style-name="T33">F</text:span>ounded and moderated a weekly game development discussion group from 2021 – 2023.</text:p>
        </text:list-item>
      </text:list>
      <text:p text:style-name="P24" loext:marker-style-name="T28"/>
      <text:p text:style-name="P25" loext:marker-style-name="T9"><text:span text:style-name="T36">Customer Service Associate<text:tab/><text:tab/><text:tab/></text:span><text:span text:style-name="T9"><text:tab/><text:tab/><text:tab/><text:tab/> <text:s/><text:tab/> <text:s text:c="9"/>M</text:span><text:span text:style-name="T36">arch 2025</text:span><text:span text:style-name="T9"> – </text:span><text:span text:style-name="T36">Present</text:span></text:p>
      <text:p text:style-name="P25" loext:marker-style-name="T37"><text:span text:style-name="T38">The Home Depot<text:tab/></text:span><text:span text:style-name="T37"><text:tab/><text:tab/><text:tab/><text:tab/><text:tab/><text:tab/><text:tab/><text:tab/><text:tab/> <text:s text:c="8"/><text:tab/> <text:s text:c="3"/></text:span><text:span text:style-name="T39">Latham, NY</text:span></text:p>
      <text:list text:style-name="WWNum13">
        <text:list-item>
          <text:p text:style-name="P26" loext:marker-style-name="T40">Employee of the Month (<text:span text:style-name="T41">May</text:span> 2025), Customer Feedback Award (6x), Living Our Values “Homer” Award (5x), High Five Award (3x).</text:p>
        </text:list-item>
        <text:list-item>
          <text:p text:style-name="P27" loext:marker-style-name="T40"><text:span text:style-name="T42">P</text:span><text:span text:style-name="T43">rovides specific and helpful assistance and recommendations to customers, while maintaining stock and a clean/safe working environment.</text:span></text:p>
        </text:list-item>
      </text:list>
      <text:p text:style-name="P19" loext:marker-style-name="T44"><text:span text:style-name="T44"><text:s/></text:span><text:span text:style-name="T44"/></text:p>
      <text:p text:style-name="P19" loext:marker-style-name="T9"><text:span text:style-name="T27">Creative Director / Video Editor (Freelance)</text:span><text:span text:style-name="T9"><text:tab/><text:tab/><text:tab/><text:tab/> <text:s/><text:tab/>M</text:span><text:span text:style-name="T45">ay</text:span><text:span text:style-name="T9"> </text:span><text:span text:style-name="T45">2016</text:span><text:span text:style-name="T9"> – </text:span><text:span text:style-name="T27">December 2024</text:span></text:p>
      <text:p text:style-name="P19" loext:marker-style-name="T37"><text:span text:style-name="T46">RabidRetrospectGames</text:span><text:span text:style-name="T37"><text:tab/><text:tab/><text:tab/><text:tab/><text:tab/><text:tab/><text:tab/><text:tab/><text:tab/> <text:s text:c="8"/></text:span><text:span text:style-name="T47">Online (Remote)</text:span></text:p>
      <text:list text:continue-numbering="true" text:style-name="WWNum13">
        <text:list-item>
          <text:p text:style-name="P28" loext:marker-style-name="T40">Recorded and edited footage, ad<text:span text:style-name="T48">vised content schedules, and </text:span>created graphics and music <text:span text:style-name="T49">for one of the largest gaming channels on YouTube.</text:span></text:p>
        </text:list-item>
        <text:list-item>
          <text:p text:style-name="P29" loext:marker-style-name="T40"><text:span text:style-name="T50">RRG currently boasts over </text:span><text:span text:style-name="T51">1,000,000</text:span><text:span text:style-name="T50"> subscribers and 822,534,350 views.</text:span></text:p>
        </text:list-item>
      </text:list>
      <text:p text:style-name="P30" loext:marker-style-name="T52"/>
      <text:p text:style-name="P31" loext:marker-style-name="T9"><text:span text:style-name="T53">3D Artist (Freelance)</text:span><text:span text:style-name="T25"><text:tab/></text:span><text:span text:style-name="T9"><text:tab/></text:span><text:span text:style-name="T54"><text:tab/><text:tab/><text:tab/><text:tab/><text:tab/><text:tab/><text:tab/> <text:s text:c="3"/></text:span><text:span text:style-name="T25">March</text:span><text:span text:style-name="T9"> – </text:span><text:span text:style-name="T25">July</text:span><text:span text:style-name="T9"> </text:span><text:span text:style-name="T25">2019</text:span></text:p>
      <text:p text:style-name="P19" loext:marker-style-name="T37"><text:span text:style-name="T37">Rensselaer Polytechnic Institute — Chemical/Biological Engineering<text:tab/><text:tab/><text:tab/><text:tab/> <text:s text:c="8"/></text:span><text:span text:style-name="T55">Troy</text:span><text:span text:style-name="T37">, </text:span><text:span text:style-name="T55">NY</text:span></text:p>
      <text:list text:continue-numbering="true" text:style-name="WWNum13">
        <text:list-item>
          <text:p text:style-name="P32" loext:marker-style-name="T40"><text:span text:style-name="T56">Created 3D visualizations of the work of Dr. Runye Helen Zha </text:span><text:span text:style-name="T50">for use in presentations / grant proposals.</text:span></text:p>
        </text:list-item>
      </text:list>
      <text:p text:style-name="P30" loext:marker-style-name="T52"/>
      <text:p text:style-name="P19" loext:marker-style-name="T11"><text:span text:style-name="T53">Asset / Background Artist (Freelance)</text:span><text:span text:style-name="T9"><text:tab/><text:tab/><text:tab/><text:tab/><text:tab/><text:tab/><text:tab/> <text:s text:c="2"/></text:span><text:span text:style-name="T45">July</text:span><text:span text:style-name="T9"> – </text:span><text:span text:style-name="T45">August</text:span><text:span text:style-name="T9"> </text:span><text:span text:style-name="T45">2018</text:span></text:p>
      <text:p text:style-name="P19" loext:marker-style-name="T11"><text:span text:style-name="T57">Narralogical Laboratories</text:span><text:span text:style-name="T17"><text:tab/><text:tab/><text:tab/><text:tab/><text:tab/><text:tab/><text:tab/><text:tab/><text:tab/><text:tab/> <text:s text:c="8"/></text:span><text:span text:style-name="T57">Troy</text:span><text:span text:style-name="T17">, </text:span><text:span text:style-name="T57">NY</text:span><text:span text:style-name="T17"> </text:span></text:p>
      <text:list text:style-name="WWNum3">
        <text:list-item>
          <text:p text:style-name="P33" loext:marker-style-name="T40"><text:span text:style-name="T58">Created stylized assets for the Quill Visual Novel Engine </text:span><text:span text:style-name="T59">(unreleased).</text:span></text:p>
        </text:list-item>
      </text:list>
      <text:p text:style-name="P34" loext:marker-style-name="T8"/>
      <text:p text:style-name="P35" loext:marker-style-name="T9"><text:span text:style-name="T9">PROJECTS</text:span></text:p>
      <text:p text:style-name="P36">B<text:span text:style-name="T60">ouncebear (In Development)</text:span></text:p>
      <text:list xml:id="list190727055851973" text:continue-numbering="true" text:style-name="WWNum3">
        <text:list-item>
          <text:p text:style-name="P37" loext:marker-style-name="T40"><text:soft-page-break/><text:span text:style-name="T61">Currently finishing my first commercially released video game.</text:span></text:p>
        </text:list-item>
      </text:list>
      <text:p text:style-name="P38" loext:marker-style-name="T62"/>
      <text:p text:style-name="P39" loext:marker-style-name="T9">SKILLS &amp; INTERESTS</text:p>
      <text:p text:style-name="P19" loext:marker-style-name="T62"/>
      <text:list text:continue-list="list190727731155355" text:style-name="WWNum7">
        <text:list-item>
          <text:p text:style-name="P40" loext:marker-style-name="T11"><text:span text:style-name="T9">Skills: </text:span><text:span text:style-name="T63">Game design (mechanic</text:span><text:span text:style-name="T64">al</text:span><text:span text:style-name="T63"> design, level design, player agency), 3D art (items, assets, low-poly), </text:span><text:span text:style-name="T64">2D art (backgrounds, pixel art),</text:span><text:span text:style-name="T63"> writing (character dialogue)</text:span><text:span text:style-name="T65">, video editing (Youtube, Twitch)</text:span></text:p>
        </text:list-item>
        <text:list-item>
          <text:p text:style-name="P41"><text:span text:style-name="T66">Coding </text:span>Languages:<text:span text:style-name="T67"> GDScript, </text:span><text:span text:style-name="T68">C#, </text:span><text:span text:style-name="T67">Python</text:span></text:p>
        </text:list-item>
        <text:list-item>
          <text:p text:style-name="P42" loext:marker-style-name="T11"><text:span text:style-name="T69">Frameworks / Libraries</text:span><text:span text:style-name="T70">:</text:span><text:span text:style-name="T71"> </text:span><text:span text:style-name="T72">Godot, </text:span><text:span text:style-name="T71">Unity, Blender, Clip Studio Paint, </text:span><text:span text:style-name="T72">FireAlpaca, most </text:span><text:span text:style-name="T71">Adobe </text:span><text:span text:style-name="T72">products</text:span></text:p>
        </text:list-item>
      </text:list>
      <text:p text:style-name="P43" loext:marker-style-name="T11"/>
      <text:p text:style-name="P44" loext:marker-style-name="T9"><text:span text:style-name="T9">REFERENCES</text:span></text:p>
      <text:p text:style-name="P45"/>
      <text:p text:style-name="P45">Jen Dowen (Customer Experience Manager, Home Depot, Latham)</text:p>
      <text:list text:continue-list="list190727055851973" text:style-name="WWNum3">
        <text:list-item>
          <text:p text:style-name="P46" loext:marker-style-name="T40"><text:span text:style-name="T73">(518) 421-9374</text:span></text:p>
        </text:list-item>
      </text:list>
      <text:p text:style-name="P45"/>
      <text:p text:style-name="P45">James Miller (Department Supervisor, Home Depot, Latham)</text:p>
      <text:list text:continue-numbering="true" text:style-name="WWNum3">
        <text:list-item>
          <text:p text:style-name="P46" loext:marker-style-name="T40"><text:span text:style-name="T73">(518) 312-0310</text:span></text:p>
        </text:list-item>
      </text:list>
      <text:p text:style-name="P45"/>
      <text:p text:style-name="P45">David Koloski (Software Engineer, Google)</text:p>
      <text:list text:continue-numbering="true" text:style-name="WWNum3">
        <text:list-item>
          <text:p text:style-name="P46" loext:marker-style-name="T40"><text:span text:style-name="T73">(570) 396-7530 (Personal Reference)</text:span></text:p>
        </text:list-item>
      </text:list>
      <text:p text:style-name="P45"/>
      <text:p text:style-name="P45">Cody Gilley (Founder, RabidRetrospectGames)</text:p>
      <text:list text:continue-numbering="true" text:style-name="WWNum3">
        <text:list-item>
          <text:p text:style-name="P47" loext:marker-style-name="T40"><text:span text:style-name="T73">codygilleyspace1@gmail.com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Garamond" svg:font-family="Garamond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mbria" fo:font-size="12pt" fo:language="en" fo:country="US" style:letter-kerning="false" style:font-name-asian="ＭＳ 明朝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style:use-window-font-color="true" loext:opacity="0%" style:font-name="Cambria" fo:font-size="12pt" fo:language="en" fo:country="US" style:letter-kerning="false" style:font-name-asian="ＭＳ 明朝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Default" style:family="paragraph">
      <style:paragraph-properties fo:margin-top="0in" fo:margin-bottom="0in" style:contextual-spacing="false" fo:text-align="start" style:justify-single-word="false" fo:orphans="0" fo:widows="0" style:writing-mode="lr-tb"/>
      <style:text-properties fo:color="#000000" loext:opacity="100%"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in" style:contextual-spacing="true" fo:text-indent="0in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Unresolved_20_Mention" style:display-name="Unresolved Mention" style:family="text" style:parent-style-name="Default_20_Paragraph_20_Font">
      <style:text-properties fo:color="#808080" loext:opacity="100%" fo:background-color="#e6e6e6"/>
    </style:style>
    <style:style style:name="Visited_20_Internet_20_Link" style:display-name="Visited Internet Link" style:family="text" style:parent-style-name="Default_20_Paragraph_20_Font">
      <style:text-properties fo:color="#800080" loext:opacity="100%" style:text-underline-style="solid" style:text-underline-width="auto" style:text-underline-color="font-color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>
      <style:text-properties fo:font-size="10pt" style:font-size-asian="10pt" style:font-size-complex="10pt"/>
    </style:style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>
      <style:text-properties fo:font-size="12pt" style:font-size-asian="12pt" style:font-size-complex="12pt"/>
    </style:style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>
      <style:text-properties style:font-name-complex="Courier New" style:font-family-complex="'Courier New'" style:font-family-generic-complex="system" style:font-pitch-complex="variable"/>
    </style:style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>
      <style:text-properties style:font-name-complex="Courier New" style:font-family-complex="'Courier New'" style:font-family-generic-complex="system" style:font-pitch-complex="variable"/>
    </style:style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>
      <style:text-properties style:font-name-complex="Courier New" style:font-family-complex="'Courier New'" style:font-family-generic-complex="system" style:font-pitch-complex="variable"/>
    </style:style>
    <style:style style:name="ListLabel_20_144" style:display-name="ListLabel 144" style:family="text"/>
    <style:style style:name="ListLabel_20_145" style:display-name="ListLabel 145" style:family="text">
      <style:text-properties style:font-name-asian="ＭＳ 明朝" style:font-family-asian="'ＭＳ 明朝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46" style:display-name="ListLabel 146" style:family="text">
      <style:text-properties style:font-name-complex="Courier New" style:font-family-complex="'Courier New'" style:font-family-generic-complex="system" style:font-pitch-complex="variable"/>
    </style:style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>
      <style:text-properties style:font-name-complex="Courier New" style:font-family-complex="'Courier New'" style:font-family-generic-complex="system" style:font-pitch-complex="variable"/>
    </style:style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>
      <style:text-properties style:font-name-complex="Courier New" style:font-family-complex="'Courier New'" style:font-family-generic-complex="system" style:font-pitch-complex="variable"/>
    </style:style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>
      <style:text-properties style:font-name-complex="Courier New" style:font-family-complex="'Courier New'" style:font-family-generic-complex="system" style:font-pitch-complex="variable"/>
    </style:style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>
      <style:text-properties style:font-name-complex="Courier New" style:font-family-complex="'Courier New'" style:font-family-generic-complex="system" style:font-pitch-complex="variable"/>
    </style:style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>
      <style:text-properties style:font-name-complex="Courier New" style:font-family-complex="'Courier New'" style:font-family-generic-complex="system" style:font-pitch-complex="variable"/>
    </style:style>
    <style:style style:name="ListLabel_20_162" style:display-name="ListLabel 162" style:family="text"/>
    <style:style style:name="ListLabel_20_163" style:display-name="ListLabel 163" style:family="text">
      <style:text-properties fo:font-size="12pt" style:font-size-asian="12pt" style:font-size-complex="12pt"/>
    </style:style>
    <style:style style:name="ListLabel_20_164" style:display-name="ListLabel 164" style:family="text">
      <style:text-properties style:font-name-complex="Courier New" style:font-family-complex="'Courier New'" style:font-family-generic-complex="system" style:font-pitch-complex="variable"/>
    </style:style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>
      <style:text-properties style:font-name-complex="Courier New" style:font-family-complex="'Courier New'" style:font-family-generic-complex="system" style:font-pitch-complex="variable"/>
    </style:style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>
      <style:text-properties style:font-name-complex="Courier New" style:font-family-complex="'Courier New'" style:font-family-generic-complex="system" style:font-pitch-complex="variable"/>
    </style:style>
    <style:style style:name="ListLabel_20_171" style:display-name="ListLabel 171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2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2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3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3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4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4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4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Garamond"/>
      </text:list-level-style-bullet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4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4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5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5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5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5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5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6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6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16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6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6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6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6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7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7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Normal_20__28_Web_29_">
      <style:paragraph-properties fo:margin-top="0in" fo:margin-bottom="0.0835in" style:contextual-spacing="false" fo:text-align="center" style:justify-single-word="false"/>
      <style:text-properties fo:color="#7f7f7f" loext:opacity="100%" style:font-name="Cambria" fo:font-size="8pt" fo:font-style="italic" style:font-size-asian="8pt" style:font-style-asian="italic" style:font-size-complex="8pt" style:font-style-complex="italic"/>
    </style:style>
    <style:page-layout style:name="Mpm1">
      <style:page-layout-properties fo:page-width="8.5in" fo:page-height="11in" style:num-format="1" style:print-orientation="portrait" fo:margin-top="0.4374in" fo:margin-bottom="0.2374in" fo:margin-left="0.5in" fo:margin-right="0.5in" style:writing-mode="lr-tb" style:layout-grid-color="#c0c0c0" style:layout-grid-lines="2609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5in" fo:margin-left="0in" fo:margin-right="0in" fo:margin-top="0.0102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Colin McIntosh</meta:initial-creator>
    <meta:editing-cycles>33</meta:editing-cycles>
    <meta:print-date>2025-10-16T19:07:23.298600800</meta:print-date>
    <meta:creation-date>2022-12-13T22:45:00</meta:creation-date>
    <dc:date>2025-10-16T19:07:26.555387000</dc:date>
    <meta:editing-duration>PT8H23M40S</meta:editing-duration>
    <meta:generator>LibreOffice/25.2.4.1$Windows_X86_64 LibreOffice_project/09303ce8b49f86f106fccd32b1324662053027cc</meta:generator>
    <meta:printed-by>PDF files</meta:printed-by>
    <meta:document-statistic meta:table-count="0" meta:image-count="0" meta:object-count="0" meta:page-count="2" meta:paragraph-count="51" meta:word-count="424" meta:character-count="3205" meta:non-whitespace-character-count="2640"/>
    <meta:user-defined meta:name="AppVersion">16.0000</meta:user-defined>
    <meta:user-defined meta:name="Company">Bridgewater Associates</meta:user-defined>
    <meta:template xlink:type="simple" xlink:actuate="onRequest" xlink:title="Normal.dotm" xlink:href=""/>
  </office:meta>
</office:document-meta>
</file>